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 fo:padding="0cm" fo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Heading_20_3">
      <style:paragraph-properties fo:padding="0cm" fo:border="non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1">
      <style:paragraph-properties fo:margin-top="0cm" fo:margin-bottom="0cm"/>
    </style:style>
    <style:style style:name="P25" style:family="paragraph" style:parent-style-name="Text_20_body" style:list-style-name="L2">
      <style:paragraph-properties fo:margin-top="0cm" fo:margin-bottom="0cm"/>
    </style:style>
    <style:style style:name="P26" style:family="paragraph" style:parent-style-name="Text_20_body" style:list-style-name="L3">
      <style:paragraph-properties fo:margin-top="0cm" fo:margin-bottom="0cm"/>
    </style:style>
    <style:style style:name="P27" style:family="paragraph" style:parent-style-name="Text_20_body" style:list-style-name="L4">
      <style:paragraph-properties fo:margin-top="0cm" fo:margin-bottom="0cm"/>
    </style:style>
    <style:style style:name="P28" style:family="paragraph" style:parent-style-name="Text_20_body" style:list-style-name="L5">
      <style:paragraph-properties fo:margin-top="0cm" fo:margin-bottom="0cm"/>
    </style:style>
    <style:style style:name="P29" style:family="paragraph" style:parent-style-name="Text_20_body" style:list-style-name="L6">
      <style:paragraph-properties fo:margin-top="0cm" fo:margin-bottom="0cm"/>
    </style:style>
    <style:style style:name="P30" style:family="paragraph" style:parent-style-name="Text_20_body" style:list-style-name="L7">
      <style:paragraph-properties fo:margin-top="0cm" fo:margin-bottom="0cm"/>
    </style:style>
    <style:style style:name="P31" style:family="paragraph" style:parent-style-name="Text_20_body" style:list-style-name="L8">
      <style:paragraph-properties fo:margin-top="0cm" fo:margin-bottom="0cm"/>
    </style:style>
    <style:style style:name="P32" style:family="paragraph" style:parent-style-name="Text_20_body" style:list-style-name="L9">
      <style:paragraph-properties fo:margin-top="0cm" fo:margin-bottom="0cm"/>
    </style:style>
    <style:style style:name="P33" style:family="paragraph" style:parent-style-name="Text_20_body" style:list-style-name="L10">
      <style:paragraph-properties fo:margin-top="0cm" fo:margin-bottom="0cm"/>
    </style:style>
    <style:style style:name="P34" style:family="paragraph" style:parent-style-name="Text_20_body" style:list-style-name="L11">
      <style:paragraph-properties fo:margin-top="0cm" fo:margin-bottom="0cm"/>
    </style:style>
    <style:style style:name="P35" style:family="paragraph" style:parent-style-name="Text_20_body" style:list-style-name="L12">
      <style:paragraph-properties fo:margin-top="0cm" fo:margin-bottom="0cm"/>
    </style:style>
    <style:style style:name="P36" style:family="paragraph" style:parent-style-name="Text_20_body" style:list-style-name="L13">
      <style:paragraph-properties fo:margin-top="0cm" fo:margin-bottom="0cm"/>
    </style:style>
    <style:style style:name="P37" style:family="paragraph" style:parent-style-name="Text_20_body" style:list-style-name="L14">
      <style:paragraph-properties fo:margin-top="0cm" fo:margin-bottom="0cm"/>
    </style:style>
    <style:style style:name="P38" style:family="paragraph" style:parent-style-name="Text_20_body" style:list-style-name="L15">
      <style:paragraph-properties fo:margin-top="0cm" fo:margin-bottom="0cm"/>
    </style:style>
    <style:style style:name="P39" style:family="paragraph" style:parent-style-name="Text_20_body" style:list-style-name="L16">
      <style:paragraph-properties fo:margin-top="0cm" fo:margin-bottom="0cm"/>
    </style:style>
    <style:style style:name="P40" style:family="paragraph" style:parent-style-name="Text_20_body" style:list-style-name="L17">
      <style:paragraph-properties fo:margin-top="0cm" fo:margin-bottom="0cm"/>
    </style:style>
    <style:style style:name="P41" style:family="paragraph" style:parent-style-name="Text_20_body" style:list-style-name="L18">
      <style:paragraph-properties fo:margin-top="0cm" fo:margin-bottom="0cm"/>
    </style:style>
    <style:style style:name="P42" style:family="paragraph" style:parent-style-name="Text_20_body" style:list-style-name="L19">
      <style:paragraph-properties fo:margin-top="0cm" fo:margin-bottom="0cm"/>
    </style:style>
    <style:style style:name="P43" style:family="paragraph" style:parent-style-name="Text_20_body" style:list-style-name="L20">
      <style:paragraph-properties fo:margin-top="0cm" fo:margin-bottom="0cm" fo:padding="0cm" fo:border="none"/>
    </style:style>
    <style:style style:name="P44" style:family="paragraph" style:parent-style-name="Text_20_body" style:list-style-name="L21">
      <style:paragraph-properties fo:margin-top="0cm" fo:margin-bottom="0cm" fo:padding="0cm" fo:border="none"/>
    </style:style>
    <style:style style:name="P45" style:family="paragraph" style:parent-style-name="Text_20_body" style:list-style-name="L22">
      <style:paragraph-properties fo:margin-top="0cm" fo:margin-bottom="0cm" fo:padding="0cm" fo:border="none"/>
    </style:style>
    <style:style style:name="P46" style:family="paragraph" style:parent-style-name="Text_20_body">
      <style:paragraph-properties fo:padding="0cm" fo:border="none"/>
    </style:style>
    <style:style style:name="P47" style:family="paragraph" style:parent-style-name="Text_20_body" style:list-style-name="L20">
      <style:paragraph-properties fo:padding="0cm" fo:border="none"/>
    </style:style>
    <style:style style:name="P48" style:family="paragraph" style:parent-style-name="Text_20_body" style:list-style-name="L21">
      <style:paragraph-properties fo:padding="0cm" fo:border="none"/>
    </style:style>
    <style:style style:name="P49" style:family="paragraph" style:parent-style-name="Text_20_body" style:list-style-name="L22">
      <style:paragraph-properties fo:padding="0cm" fo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 have to develop a nice monitoring system with Following five components </text:p>
      <text:p text:style-name="Text_20_body">1- Monitoring definition module , definition of type of monitor and alarming and notification and recovery actions</text:p>
      <text:p text:style-name="Text_20_body">2- monitoring module - perform the monitoring action and save timeseries data to Mongodb</text:p>
      <text:p text:style-name="Text_20_body">3- Alarming module - like a dashboard . query DB and show the graphs and find the warning and alarm thresholds</text:p>
      <text:p text:style-name="Text_20_body">4- Automatic Recovery action module . Perform recovery action if define , to recover the warning or alarm before raising notification.</text:p>
      <text:p text:style-name="Text_20_body">5- Notifications . Send notifications for warnings and alarms like e-mail - sms and calls How can we perform this together module by module, and step by step.</text:p>
      <text:p text:style-name="Text_20_body">All with Nextjs and react and MUIX with /app architect and mongodb dabase and nice graph library </text:p>
      <text:p text:style-name="Standard"/>
      <text:p text:style-name="Standard"/>
      <text:h text:style-name="Heading_20_1" text:outline-level="1">Monitoring System Development Plan</text:h>
      <text:p text:style-name="Text_20_body">I'll help you build this comprehensive monitoring system step-by-step. Let me break down the architecture and development approach.</text:p>
      <text:h text:style-name="Heading_20_2" text:outline-level="2">Tech Stack Overview</text:h>
      <text:list xml:id="list2199201720264995235" text:style-name="L1">
        <text:list-item>
          <text:p text:style-name="P24"><text:span text:style-name="Strong_20_Emphasis">Frontend</text:span>: Next.js 14+ (App Router), React, MUI X </text:p>
        </text:list-item>
        <text:list-item>
          <text:p text:style-name="P24"><text:span text:style-name="Strong_20_Emphasis">Backend</text:span>: Next.js API Routes </text:p>
        </text:list-item>
        <text:list-item>
          <text:p text:style-name="P24"><text:span text:style-name="Strong_20_Emphasis">Database</text:span>: MongoDB with time-series collections </text:p>
        </text:list-item>
        <text:list-item>
          <text:p text:style-name="P24"><text:span text:style-name="Strong_20_Emphasis">Charts</text:span>: Recharts or Chart.js (both work well with React) </text:p>
        </text:list-item>
        <text:list-item>
          <text:p text:style-name="P5"><text:span text:style-name="Strong_20_Emphasis">Real-time</text:span>: Server-Sent Events (SSE) or polling </text:p>
        </text:list-item>
      </text:list>
      <text:h text:style-name="Heading_20_2" text:outline-level="2">Development Roadmap</text:h>
      <text:h text:style-name="Heading_20_3" text:outline-level="3"><text:span text:style-name="Strong_20_Emphasis">Week 1-2: Foundation</text:span></text:h>
      <text:list xml:id="list7941618053026927882" text:style-name="L2">
        <text:list-item>
          <text:p text:style-name="P25">Set up Next.js project </text:p>
        </text:list-item>
        <text:list-item>
          <text:p text:style-name="P25">Configure MongoDB connection </text:p>
        </text:list-item>
        <text:list-item>
          <text:p text:style-name="P25">Create database schemas </text:p>
        </text:list-item>
        <text:list-item>
          <text:p text:style-name="P6">Build basic layout with MUI </text:p>
        </text:list-item>
      </text:list>
      <text:h text:style-name="Heading_20_3" text:outline-level="3"><text:span text:style-name="Strong_20_Emphasis">Week 3-4: Monitor Definition</text:span></text:h>
      <text:list xml:id="list8293474180779965050" text:style-name="L3">
        <text:list-item>
          <text:p text:style-name="P26">Create monitor CRUD pages </text:p>
        </text:list-item>
        <text:list-item>
          <text:p text:style-name="P26">Build form components </text:p>
        </text:list-item>
        <text:list-item>
          <text:p text:style-name="P26">Implement API routes </text:p>
        </text:list-item>
        <text:list-item>
          <text:p text:style-name="P7">Add validation </text:p>
        </text:list-item>
      </text:list>
      <text:h text:style-name="Heading_20_3" text:outline-level="3"><text:soft-page-break/><text:span text:style-name="Strong_20_Emphasis">Week 5-6: Monitoring Engine</text:span></text:h>
      <text:list xml:id="list9118910549353769995" text:style-name="L4">
        <text:list-item>
          <text:p text:style-name="P27">Build monitoring executor </text:p>
        </text:list-item>
        <text:list-item>
          <text:p text:style-name="P27">Implement different collector types </text:p>
        </text:list-item>
        <text:list-item>
          <text:p text:style-name="P27">Set up time-series data storage </text:p>
        </text:list-item>
        <text:list-item>
          <text:p text:style-name="P8">Create scheduling mechanism </text:p>
        </text:list-item>
      </text:list>
      <text:h text:style-name="Heading_20_3" text:outline-level="3"><text:span text:style-name="Strong_20_Emphasis">Week 7-8: Dashboard</text:span></text:h>
      <text:list xml:id="list7644845627982344025" text:style-name="L5">
        <text:list-item>
          <text:p text:style-name="P28">Build dashboard layout </text:p>
        </text:list-item>
        <text:list-item>
          <text:p text:style-name="P28">Implement charts with Recharts </text:p>
        </text:list-item>
        <text:list-item>
          <text:p text:style-name="P28">Add real-time updates </text:p>
        </text:list-item>
        <text:list-item>
          <text:p text:style-name="P9">Create drill-down views </text:p>
        </text:list-item>
      </text:list>
      <text:h text:style-name="Heading_20_3" text:outline-level="3"><text:span text:style-name="Strong_20_Emphasis">Week 9-10: Recovery &amp; Notifications</text:span></text:h>
      <text:list xml:id="list591408472820213432" text:style-name="L6">
        <text:list-item>
          <text:p text:style-name="P29">Implement recovery actions </text:p>
        </text:list-item>
        <text:list-item>
          <text:p text:style-name="P29">Set up notification channels </text:p>
        </text:list-item>
        <text:list-item>
          <text:p text:style-name="P29">Build notification queue </text:p>
        </text:list-item>
        <text:list-item>
          <text:p text:style-name="P10">Test end-to-end flow </text:p>
        </text:list-item>
      </text:list>
      <text:h text:style-name="Heading_20_3" text:outline-level="3"><text:span text:style-name="Strong_20_Emphasis">Week 11-12: Polish &amp; Testing</text:span></text:h>
      <text:list xml:id="list5826442270275407313" text:style-name="L7">
        <text:list-item>
          <text:p text:style-name="P30">Add authentication </text:p>
        </text:list-item>
        <text:list-item>
          <text:p text:style-name="P30">Implement role-based access </text:p>
        </text:list-item>
        <text:list-item>
          <text:p text:style-name="P30">Performance optimization </text:p>
        </text:list-item>
        <text:list-item>
          <text:p text:style-name="P11">Documentation</text:p>
        </text:list-item>
      </text:list>
      <text:p text:style-name="Text_20_body"><text:span text:style-name="Strong_20_Emphasis"/></text:p>
      <text:p text:style-name="Standard"/>
      <text:p text:style-name="Standard"/>
      <text:h text:style-name="Heading_20_1" text:outline-level="1">?￯ﾸﾏ Monitoring System - Completion Roadmap</text:h>
      <text:h text:style-name="Heading_20_2" text:outline-level="2">Current Status Assessment</text:h>
      <text:h text:style-name="Heading_20_3" text:outline-level="3">✅ Phase 1: Foundation (COMPLETE)</text:h>
      <text:list xml:id="list6366524018063721097" text:style-name="L8">
        <text:list-item>
          <text:p text:style-name="P31">[x] Database schemas </text:p>
        </text:list-item>
        <text:list-item>
          <text:p text:style-name="P31">[x] MongoDB connection </text:p>
        </text:list-item>
        <text:list-item>
          <text:p text:style-name="P31">[x] Collections &amp; indexes </text:p>
        </text:list-item>
        <text:list-item>
          <text:p text:style-name="P31">[x] Basic API routes </text:p>
        </text:list-item>
        <text:list-item>
          <text:p text:style-name="P31">[x] Layout &amp; navigation </text:p>
        </text:list-item>
        <text:list-item>
          <text:p text:style-name="P12">[x] TypeScript models </text:p>
        </text:list-item>
      </text:list>
      <text:h text:style-name="Heading_20_3" text:outline-level="3"><text:soft-page-break/>? Phase 2: Monitor Definition (PARTIAL)</text:h>
      <text:p text:style-name="Text_20_body"><text:span text:style-name="Strong_20_Emphasis">What You Have:</text:span></text:p>
      <text:list xml:id="list3795898008147424437" text:style-name="L9">
        <text:list-item>
          <text:p text:style-name="P32">[x] Monitor data model (25+ fields) </text:p>
        </text:list-item>
        <text:list-item>
          <text:p text:style-name="P32">[x] API endpoints (CRUD) </text:p>
        </text:list-item>
        <text:list-item>
          <text:p text:style-name="P32">[x] Monitors list page </text:p>
        </text:list-item>
        <text:list-item>
          <text:p text:style-name="P13">[x] Delete functionality </text:p>
        </text:list-item>
      </text:list>
      <text:p text:style-name="Text_20_body"><text:span text:style-name="Strong_20_Emphasis">What's Missing:</text:span></text:p>
      <text:list xml:id="list3453005417208524318" text:style-name="L10">
        <text:list-item>
          <text:p text:style-name="P33">[ ] Monitor creation form </text:p>
        </text:list-item>
        <text:list-item>
          <text:p text:style-name="P33">[ ] Monitor edit form </text:p>
        </text:list-item>
        <text:list-item>
          <text:p text:style-name="P33">[ ] Form validation </text:p>
        </text:list-item>
        <text:list-item>
          <text:p text:style-name="P33">[ ] Field-specific inputs (URL, CPU, memory) </text:p>
        </text:list-item>
        <text:list-item>
          <text:p text:style-name="P33">[ ] Threshold configuration UI </text:p>
        </text:list-item>
        <text:list-item>
          <text:p text:style-name="P14">[ ] Maintenance window picker </text:p>
        </text:list-item>
      </text:list>
      <text:h text:style-name="Heading_20_3" text:outline-level="3">? Phase 3: Monitoring Engine (NOT STARTED)</text:h>
      <text:list xml:id="list629474755129364202" text:style-name="L11">
        <text:list-item>
          <text:p text:style-name="P34">[ ] URL monitoring collector </text:p>
        </text:list-item>
        <text:list-item>
          <text:p text:style-name="P34">[ ] System metrics collector (CPU, memory, disk) </text:p>
        </text:list-item>
        <text:list-item>
          <text:p text:style-name="P34">[ ] Scheduler/cron job setup </text:p>
        </text:list-item>
        <text:list-item>
          <text:p text:style-name="P34">[ ] Metric storage </text:p>
        </text:list-item>
        <text:list-item>
          <text:p text:style-name="P34">[ ] State management </text:p>
        </text:list-item>
        <text:list-item>
          <text:p text:style-name="P34">[ ] Threshold detection </text:p>
        </text:list-item>
        <text:list-item>
          <text:p text:style-name="P15">[ ] Alert triggering </text:p>
        </text:list-item>
      </text:list>
      <text:h text:style-name="Heading_20_3" text:outline-level="3">? Phase 4: Dashboard (PARTIAL)</text:h>
      <text:p text:style-name="Text_20_body"><text:span text:style-name="Strong_20_Emphasis">What You Have:</text:span></text:p>
      <text:list xml:id="list8180968059233191819" text:style-name="L12">
        <text:list-item>
          <text:p text:style-name="P35">[x] Basic dashboard with stats </text:p>
        </text:list-item>
        <text:list-item>
          <text:p text:style-name="P16">[x] System health display </text:p>
        </text:list-item>
      </text:list>
      <text:p text:style-name="Text_20_body"><text:span text:style-name="Strong_20_Emphasis">What's Missing:</text:span></text:p>
      <text:list xml:id="list6818360378284159237" text:style-name="L13">
        <text:list-item>
          <text:p text:style-name="P36">[ ] Time-series charts </text:p>
        </text:list-item>
        <text:list-item>
          <text:p text:style-name="P36">[ ] Real-time metric updates </text:p>
        </text:list-item>
        <text:list-item>
          <text:p text:style-name="P36">[ ] Monitor detail view with graphs </text:p>
        </text:list-item>
        <text:list-item>
          <text:p text:style-name="P36">[ ] Alert history timeline </text:p>
        </text:list-item>
        <text:list-item>
          <text:p text:style-name="P17">[ ] Status cards per monitor </text:p>
        </text:list-item>
      </text:list>
      <text:h text:style-name="Heading_20_3" text:outline-level="3">? Phase 5: Recovery &amp; Notifications (NOT STARTED)</text:h>
      <text:list xml:id="list1602730612217884401" text:style-name="L14">
        <text:list-item>
          <text:p text:style-name="P37">[ ] Recovery action executor </text:p>
        </text:list-item>
        <text:list-item>
          <text:p text:style-name="P37">[ ] Email notification (Nodemailer) </text:p>
        </text:list-item>
        <text:list-item>
          <text:p text:style-name="P37">[ ] SMS notification (Twilio) </text:p>
        </text:list-item>
        <text:list-item>
          <text:p text:style-name="P37">[ ] Call notification (Twilio) </text:p>
        </text:list-item>
        <text:list-item>
          <text:p text:style-name="P37">[ ] Notification queue </text:p>
        </text:list-item>
        <text:list-item>
          <text:p text:style-name="P18"><text:soft-page-break/>[ ] Retry logic </text:p>
        </text:list-item>
      </text:list>
      <text:h text:style-name="Heading_20_3" text:outline-level="3">? Phase 6: Polish &amp; Testing (NOT STARTED)</text:h>
      <text:list xml:id="list7829311761558228897" text:style-name="L15">
        <text:list-item>
          <text:p text:style-name="P38">[ ] Authentication </text:p>
        </text:list-item>
        <text:list-item>
          <text:p text:style-name="P38">[ ] Role-based access </text:p>
        </text:list-item>
        <text:list-item>
          <text:p text:style-name="P38">[ ] Error handling </text:p>
        </text:list-item>
        <text:list-item>
          <text:p text:style-name="P38">[ ] Loading states </text:p>
        </text:list-item>
        <text:list-item>
          <text:p text:style-name="P38">[ ] Performance optimization </text:p>
        </text:list-item>
        <text:list-item>
          <text:p text:style-name="P19">[ ] Documentation </text:p>
        </text:list-item>
      </text:list>
      <text:p text:style-name="Horizontal_20_Line"/>
      <text:h text:style-name="Heading_20_2" text:outline-level="2">? Recommended Completion Strategy</text:h>
      <text:h text:style-name="Heading_20_3" text:outline-level="3">Strategy A: Complete Each Phase Sequentially (Recommended)</text:h>
      <text:p text:style-name="Text_20_body"><text:span text:style-name="Strong_20_Emphasis">Pros:</text:span> Clean, organized, easier to test <text:span text:style-name="Strong_20_Emphasis">Timeline:</text:span> 2-3 weeks for full completion</text:p>
      <text:p text:style-name="Preformatted_20_Text"><text:span text:style-name="Source_20_Text">Week 1: Complete Phase 2 → Test → Complete Phase 3 → Test</text:span></text:p>
      <text:p text:style-name="Preformatted_20_Text"><text:span text:style-name="Source_20_Text">Week 2: Complete Phase 4 → Test → Start Phase 5</text:span></text:p>
      <text:p text:style-name="P1"><text:span text:style-name="Source_20_Text">Week 3: Complete Phase 5 → Test → Phase 6</text:span></text:p>
      <text:h text:style-name="Heading_20_3" text:outline-level="3">Strategy B: Build Vertical Slices</text:h>
      <text:p text:style-name="Text_20_body"><text:span text:style-name="Strong_20_Emphasis">Pros:</text:span> Get one complete flow working end-to-end <text:span text:style-name="Strong_20_Emphasis">Timeline:</text:span> 3-4 weeks</text:p>
      <text:p text:style-name="Preformatted_20_Text"><text:span text:style-name="Source_20_Text">Slice 1: URL Monitoring (Create form → Engine → Dashboard → Alerts)</text:span></text:p>
      <text:p text:style-name="Preformatted_20_Text"><text:span text:style-name="Source_20_Text">Slice 2: System Monitoring (CPU/Memory)</text:span></text:p>
      <text:p text:style-name="P1"><text:span text:style-name="Source_20_Text">Slice 3: Notifications &amp; Recovery</text:span></text:p>
      <text:p text:style-name="Horizontal_20_Line"/>
      <text:h text:style-name="Heading_20_2" text:outline-level="2">? Detailed Action Plan (Strategy A)</text:h>
      <text:h text:style-name="Heading_20_3" text:outline-level="3">STEP 1: Complete Phase 2 - Monitor Definition (3-4 days)</text:h>
      <text:h text:style-name="Heading_20_4" text:outline-level="4">Day 1: Monitor Creation Form</text:h>
      <text:p text:style-name="Preformatted_20_Text"><text:span text:style-name="Source_20_Text">Priority: HIGH</text:span></text:p>
      <text:p text:style-name="Preformatted_20_Text"><text:span text:style-name="Source_20_Text">Files to Create:</text:span></text:p>
      <text:p text:style-name="Preformatted_20_Text"><text:span text:style-name="Source_20_Text">- app/monitors/new/page.tsx (Main form component)</text:span></text:p>
      <text:p text:style-name="Preformatted_20_Text"><text:span text:style-name="Source_20_Text">- components/monitors/MonitorForm.tsx (Reusable form)</text:span></text:p>
      <text:p text:style-name="Preformatted_20_Text"><text:span text:style-name="Source_20_Text">- components/monitors/ThresholdConfig.tsx (Threshold inputs)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Monitor type selection (URL, CPU, Memory, etc.)</text:span></text:p>
      <text:p text:style-name="Preformatted_20_Text"><text:span text:style-name="Source_20_Text">✓ Basic information inputs</text:span></text:p>
      <text:p text:style-name="Preformatted_20_Text"><text:span text:style-name="Source_20_Text">✓ Instance configuration</text:span></text:p>
      <text:p text:style-name="P1"><text:span text:style-name="Source_20_Text">✓ Form validation with Zod</text:span></text:p>
      <text:h text:style-name="Heading_20_4" text:outline-level="4"><text:soft-page-break/>Day 2: Advanced Form Features</text:h>
      <text:p text:style-name="Preformatted_20_Text"><text:span text:style-name="Source_20_Text">Files to Create:</text:span></text:p>
      <text:p text:style-name="Preformatted_20_Text"><text:span text:style-name="Source_20_Text">- components/monitors/PatternMatcher.tsx (URL patterns)</text:span></text:p>
      <text:p text:style-name="Preformatted_20_Text"><text:span text:style-name="Source_20_Text">- components/monitors/MaintenanceWindow.tsx (Date picker)</text:span></text:p>
      <text:p text:style-name="Preformatted_20_Text"><text:span text:style-name="Source_20_Text">- components/monitors/RecoveryActionConfig.tsx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Threshold sliders/inputs</text:span></text:p>
      <text:p text:style-name="Preformatted_20_Text"><text:span text:style-name="Source_20_Text">✓ Pattern matching for URLs</text:span></text:p>
      <text:p text:style-name="Preformatted_20_Text"><text:span text:style-name="Source_20_Text">✓ Maintenance window picker</text:span></text:p>
      <text:p text:style-name="P1"><text:span text:style-name="Source_20_Text">✓ Recovery action configuration</text:span></text:p>
      <text:h text:style-name="Heading_20_4" text:outline-level="4">Day 3: Edit Form &amp; Validation</text:h>
      <text:p text:style-name="Preformatted_20_Text"><text:span text:style-name="Source_20_Text">Files to Create:</text:span></text:p>
      <text:p text:style-name="Preformatted_20_Text"><text:span text:style-name="Source_20_Text">- app/monitors/[id]/edit/page.tsx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Load existing monitor data</text:span></text:p>
      <text:p text:style-name="Preformatted_20_Text"><text:span text:style-name="Source_20_Text">✓ Pre-fill form fields</text:span></text:p>
      <text:p text:style-name="Preformatted_20_Text"><text:span text:style-name="Source_20_Text">✓ Update functionality</text:span></text:p>
      <text:p text:style-name="P1"><text:span text:style-name="Source_20_Text">✓ Validation on edit</text:span></text:p>
      <text:h text:style-name="Heading_20_4" text:outline-level="4">Day 4: Testing &amp; Polish</text:h>
      <text:p text:style-name="Preformatted_20_Text"><text:span text:style-name="Source_20_Text">✓ Test all monitor types</text:span></text:p>
      <text:p text:style-name="Preformatted_20_Text"><text:span text:style-name="Source_20_Text">✓ Test validation rules</text:span></text:p>
      <text:p text:style-name="Preformatted_20_Text"><text:span text:style-name="Source_20_Text">✓ Error handling</text:span></text:p>
      <text:p text:style-name="P1"><text:span text:style-name="Source_20_Text">✓ Loading states</text:span></text:p>
      <text:p text:style-name="Text_20_body"><text:span text:style-name="Strong_20_Emphasis">Deliverable:</text:span> Fully functional monitor creation/edit forms</text:p>
      <text:p text:style-name="Horizontal_20_Line"/>
      <text:h text:style-name="Heading_20_3" text:outline-level="3">STEP 2: Complete Phase 3 - Monitoring Engine (4-5 days)</text:h>
      <text:h text:style-name="Heading_20_4" text:outline-level="4">Day 5: Monitoring Executors</text:h>
      <text:p text:style-name="Preformatted_20_Text"><text:span text:style-name="Source_20_Text">Priority: HIGH</text:span></text:p>
      <text:p text:style-name="Preformatted_20_Text"><text:span text:style-name="Source_20_Text">Files to Create:</text:span></text:p>
      <text:p text:style-name="Preformatted_20_Text"><text:span text:style-name="Source_20_Text">- lib/monitoring/executor.ts (Main executor)</text:span></text:p>
      <text:p text:style-name="Preformatted_20_Text"><text:span text:style-name="Source_20_Text">- lib/monitoring/collectors/url.ts (HTTP checks)</text:span></text:p>
      <text:p text:style-name="Preformatted_20_Text"><text:span text:style-name="Source_20_Text">- lib/monitoring/collectors/system.ts (CPU/Memory)</text:span></text:p>
      <text:p text:style-name="Preformatted_20_Text"><text:span text:style-name="Source_20_Text">- lib/monitoring/stateManager.ts (Track states)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Fetch active monitors</text:span></text:p>
      <text:p text:style-name="Preformatted_20_Text"><text:span text:style-name="Source_20_Text">✓ Execute checks based on type</text:span></text:p>
      <text:p text:style-name="Preformatted_20_Text"><text:span text:style-name="Source_20_Text">✓ Store metrics to MongoDB</text:span></text:p>
      <text:p text:style-name="P1"><text:span text:style-name="Source_20_Text">✓ Update monitor states</text:span></text:p>
      <text:h text:style-name="Heading_20_4" text:outline-level="4">Day 6: Threshold Detection &amp; Alerts</text:h>
      <text:p text:style-name="Preformatted_20_Text"><text:span text:style-name="Source_20_Text">Files to Create:</text:span></text:p>
      <text:p text:style-name="Preformatted_20_Text"><text:soft-page-break/><text:span text:style-name="Source_20_Text">- lib/monitoring/thresholdChecker.ts</text:span></text:p>
      <text:p text:style-name="Preformatted_20_Text"><text:span text:style-name="Source_20_Text">- lib/monitoring/alertManager.ts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Check thresholds (high/low, warning/alarm)</text:span></text:p>
      <text:p text:style-name="Preformatted_20_Text"><text:span text:style-name="Source_20_Text">✓ Track consecutive failures</text:span></text:p>
      <text:p text:style-name="Preformatted_20_Text"><text:span text:style-name="Source_20_Text">✓ Create/update alerts</text:span></text:p>
      <text:p text:style-name="P1"><text:span text:style-name="Source_20_Text">✓ Trigger recovery actions</text:span></text:p>
      <text:h text:style-name="Heading_20_4" text:outline-level="4">Day 7: Scheduler Setup</text:h>
      <text:p text:style-name="Preformatted_20_Text"><text:span text:style-name="Source_20_Text">Files to Create:</text:span></text:p>
      <text:p text:style-name="Preformatted_20_Text"><text:span text:style-name="Source_20_Text">- app/api/monitoring/execute/route.ts (Cron trigger)</text:span></text:p>
      <text:p text:style-name="Preformatted_20_Text"><text:span text:style-name="Source_20_Text">- lib/monitoring/scheduler.ts</text:span></text:p>
      <text:p text:style-name="Preformatted_20_Text"/>
      <text:p text:style-name="Preformatted_20_Text"><text:span text:style-name="Source_20_Text">Options:</text:span></text:p>
      <text:p text:style-name="Preformatted_20_Text"><text:span text:style-name="Source_20_Text">A) Use Vercel Cron (easiest)</text:span></text:p>
      <text:p text:style-name="Preformatted_20_Text"><text:span text:style-name="Source_20_Text">B) Use node-cron (for local)</text:span></text:p>
      <text:p text:style-name="Preformatted_20_Text"><text:span text:style-name="Source_20_Text">C) External cron service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Schedule monitor executions</text:span></text:p>
      <text:p text:style-name="Preformatted_20_Text"><text:span text:style-name="Source_20_Text">✓ Respect period_in_minute</text:span></text:p>
      <text:p text:style-name="P1"><text:span text:style-name="Source_20_Text">✓ Handle concurrent checks</text:span></text:p>
      <text:h text:style-name="Heading_20_4" text:outline-level="4">Day 8-9: Testing &amp; Edge Cases</text:h>
      <text:p text:style-name="Preformatted_20_Text"><text:span text:style-name="Source_20_Text">✓ Test URL monitoring</text:span></text:p>
      <text:p text:style-name="Preformatted_20_Text"><text:span text:style-name="Source_20_Text">✓ Test system monitoring</text:span></text:p>
      <text:p text:style-name="Preformatted_20_Text"><text:span text:style-name="Source_20_Text">✓ Test threshold detection</text:span></text:p>
      <text:p text:style-name="Preformatted_20_Text"><text:span text:style-name="Source_20_Text">✓ Test consecutive failures</text:span></text:p>
      <text:p text:style-name="P1"><text:span text:style-name="Source_20_Text">✓ Test maintenance windows</text:span></text:p>
      <text:p text:style-name="Text_20_body"><text:span text:style-name="Strong_20_Emphasis">Deliverable:</text:span> Working monitoring engine that collects metrics</text:p>
      <text:p text:style-name="Horizontal_20_Line"/>
      <text:h text:style-name="Heading_20_3" text:outline-level="3">STEP 3: Complete Phase 4 - Dashboard (3-4 days)</text:h>
      <text:h text:style-name="Heading_20_4" text:outline-level="4">Day 10: Time-Series Charts</text:h>
      <text:p text:style-name="Preformatted_20_Text"><text:span text:style-name="Source_20_Text">Files to Create:</text:span></text:p>
      <text:p text:style-name="Preformatted_20_Text"><text:span text:style-name="Source_20_Text">- components/charts/TimeSeriesChart.tsx (Recharts)</text:span></text:p>
      <text:p text:style-name="Preformatted_20_Text"><text:span text:style-name="Source_20_Text">- components/charts/MetricChart.tsx</text:span></text:p>
      <text:p text:style-name="Preformatted_20_Text"><text:span text:style-name="Source_20_Text">- app/monitors/[id]/page.tsx (Detail view)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Line charts for metrics</text:span></text:p>
      <text:p text:style-name="Preformatted_20_Text"><text:span text:style-name="Source_20_Text">✓ Threshold lines on charts</text:span></text:p>
      <text:p text:style-name="Preformatted_20_Text"><text:span text:style-name="Source_20_Text">✓ Time range selector</text:span></text:p>
      <text:p text:style-name="P1"><text:span text:style-name="Source_20_Text">✓ Real-time updates</text:span></text:p>
      <text:h text:style-name="Heading_20_4" text:outline-level="4"><text:soft-page-break/>Day 11: Monitor Detail View</text:h>
      <text:p text:style-name="Preformatted_20_Text"><text:span text:style-name="Source_20_Text">Features:</text:span></text:p>
      <text:p text:style-name="Preformatted_20_Text"><text:span text:style-name="Source_20_Text">✓ Current status display</text:span></text:p>
      <text:p text:style-name="Preformatted_20_Text"><text:span text:style-name="Source_20_Text">✓ Latest metrics</text:span></text:p>
      <text:p text:style-name="Preformatted_20_Text"><text:span text:style-name="Source_20_Text">✓ Historical charts</text:span></text:p>
      <text:p text:style-name="Preformatted_20_Text"><text:span text:style-name="Source_20_Text">✓ Active alerts</text:span></text:p>
      <text:p text:style-name="P1"><text:span text:style-name="Source_20_Text">✓ Recent activity log</text:span></text:p>
      <text:h text:style-name="Heading_20_4" text:outline-level="4">Day 12: Enhanced Dashboard</text:h>
      <text:p text:style-name="Preformatted_20_Text"><text:span text:style-name="Source_20_Text">Files to Update:</text:span></text:p>
      <text:p text:style-name="Preformatted_20_Text"><text:span text:style-name="Source_20_Text">- app/dashboard/page.tsx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Live status cards</text:span></text:p>
      <text:p text:style-name="Preformatted_20_Text"><text:span text:style-name="Source_20_Text">✓ Recent alerts list</text:span></text:p>
      <text:p text:style-name="Preformatted_20_Text"><text:span text:style-name="Source_20_Text">✓ Charts for key metrics</text:span></text:p>
      <text:p text:style-name="P1"><text:span text:style-name="Source_20_Text">✓ Alert trend visualization</text:span></text:p>
      <text:h text:style-name="Heading_20_4" text:outline-level="4">Day 13: Real-Time Updates</text:h>
      <text:p text:style-name="Preformatted_20_Text"><text:span text:style-name="Source_20_Text">Files to Create:</text:span></text:p>
      <text:p text:style-name="Preformatted_20_Text"><text:span text:style-name="Source_20_Text">- app/api/metrics/live/route.ts (SSE or polling)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Auto-refresh data</text:span></text:p>
      <text:p text:style-name="Preformatted_20_Text"><text:span text:style-name="Source_20_Text">✓ WebSocket or SSE for real-time</text:span></text:p>
      <text:p text:style-name="P1"><text:span text:style-name="Source_20_Text">✓ Status change notifications</text:span></text:p>
      <text:p text:style-name="Text_20_body"><text:span text:style-name="Strong_20_Emphasis">Deliverable:</text:span> Rich dashboard with visualizations</text:p>
      <text:p text:style-name="Horizontal_20_Line"/>
      <text:h text:style-name="Heading_20_3" text:outline-level="3">STEP 4: Complete Phase 5 - Recovery &amp; Notifications (4-5 days)</text:h>
      <text:h text:style-name="Heading_20_4" text:outline-level="4">Day 14: Recovery Actions</text:h>
      <text:p text:style-name="Preformatted_20_Text"><text:span text:style-name="Source_20_Text">Files to Create:</text:span></text:p>
      <text:p text:style-name="Preformatted_20_Text"><text:span text:style-name="Source_20_Text">- lib/recovery/actions.ts (Action registry)</text:span></text:p>
      <text:p text:style-name="Preformatted_20_Text"><text:span text:style-name="Source_20_Text">- lib/recovery/executor.ts</text:span></text:p>
      <text:p text:style-name="Preformatted_20_Text"><text:span text:style-name="Source_20_Text">- app/api/recovery/execute/route.ts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Script execution</text:span></text:p>
      <text:p text:style-name="Preformatted_20_Text"><text:span text:style-name="Source_20_Text">✓ Service restart</text:span></text:p>
      <text:p text:style-name="Preformatted_20_Text"><text:span text:style-name="Source_20_Text">✓ Custom actions</text:span></text:p>
      <text:p text:style-name="Preformatted_20_Text"><text:span text:style-name="Source_20_Text">✓ Retry logic</text:span></text:p>
      <text:p text:style-name="P1"><text:span text:style-name="Source_20_Text">✓ Success tracking</text:span></text:p>
      <text:h text:style-name="Heading_20_4" text:outline-level="4">Day 15: Email Notifications</text:h>
      <text:p text:style-name="Preformatted_20_Text"><text:span text:style-name="Source_20_Text">Files to Create:</text:span></text:p>
      <text:p text:style-name="Preformatted_20_Text"><text:span text:style-name="Source_20_Text">- lib/notifications/email.ts</text:span></text:p>
      <text:p text:style-name="Preformatted_20_Text"><text:span text:style-name="Source_20_Text">- lib/notifications/templates/alert.ts</text:span></text:p>
      <text:p text:style-name="Preformatted_20_Text"><text:soft-page-break/></text:p>
      <text:p text:style-name="Preformatted_20_Text"><text:span text:style-name="Source_20_Text">Features:</text:span></text:p>
      <text:p text:style-name="Preformatted_20_Text"><text:span text:style-name="Source_20_Text">✓ Nodemailer setup</text:span></text:p>
      <text:p text:style-name="Preformatted_20_Text"><text:span text:style-name="Source_20_Text">✓ Email templates</text:span></text:p>
      <text:p text:style-name="Preformatted_20_Text"><text:span text:style-name="Source_20_Text">✓ Send on warning/alarm</text:span></text:p>
      <text:p text:style-name="P1"><text:span text:style-name="Source_20_Text">✓ Delivery tracking</text:span></text:p>
      <text:h text:style-name="Heading_20_4" text:outline-level="4">Day 16: SMS &amp; Call Notifications</text:h>
      <text:p text:style-name="Preformatted_20_Text"><text:span text:style-name="Source_20_Text">Files to Create:</text:span></text:p>
      <text:p text:style-name="Preformatted_20_Text"><text:span text:style-name="Source_20_Text">- lib/notifications/sms.ts</text:span></text:p>
      <text:p text:style-name="Preformatted_20_Text"><text:span text:style-name="Source_20_Text">- lib/notifications/call.ts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Twilio integration</text:span></text:p>
      <text:p text:style-name="Preformatted_20_Text"><text:span text:style-name="Source_20_Text">✓ SMS for critical alerts</text:span></text:p>
      <text:p text:style-name="Preformatted_20_Text"><text:span text:style-name="Source_20_Text">✓ Voice calls for emergencies</text:span></text:p>
      <text:p text:style-name="P1"><text:span text:style-name="Source_20_Text">✓ Rate limiting</text:span></text:p>
      <text:h text:style-name="Heading_20_4" text:outline-level="4">Day 17: Notification Manager</text:h>
      <text:p text:style-name="Preformatted_20_Text"><text:span text:style-name="Source_20_Text">Files to Create:</text:span></text:p>
      <text:p text:style-name="Preformatted_20_Text"><text:span text:style-name="Source_20_Text">- lib/notifications/manager.ts</text:span></text:p>
      <text:p text:style-name="Preformatted_20_Text"><text:span text:style-name="Source_20_Text">- lib/notifications/queue.ts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Notification queue</text:span></text:p>
      <text:p text:style-name="Preformatted_20_Text"><text:span text:style-name="Source_20_Text">✓ Batch processing</text:span></text:p>
      <text:p text:style-name="Preformatted_20_Text"><text:span text:style-name="Source_20_Text">✓ Retry failed notifications</text:span></text:p>
      <text:p text:style-name="P1"><text:span text:style-name="Source_20_Text">✓ Delivery status tracking</text:span></text:p>
      <text:h text:style-name="Heading_20_4" text:outline-level="4">Day 18: Testing</text:h>
      <text:p text:style-name="Preformatted_20_Text"><text:span text:style-name="Source_20_Text">✓ Test recovery actions</text:span></text:p>
      <text:p text:style-name="Preformatted_20_Text"><text:span text:style-name="Source_20_Text">✓ Test email delivery</text:span></text:p>
      <text:p text:style-name="Preformatted_20_Text"><text:span text:style-name="Source_20_Text">✓ Test SMS/calls</text:span></text:p>
      <text:p text:style-name="P1"><text:span text:style-name="Source_20_Text">✓ Test notification queue</text:span></text:p>
      <text:p text:style-name="Text_20_body"><text:span text:style-name="Strong_20_Emphasis">Deliverable:</text:span> Full notification &amp; recovery system</text:p>
      <text:p text:style-name="Horizontal_20_Line"/>
      <text:h text:style-name="Heading_20_3" text:outline-level="3">STEP 5: Phase 6 - Polish &amp; Testing (3-4 days)</text:h>
      <text:h text:style-name="Heading_20_4" text:outline-level="4">Day 19-20: Error Handling &amp; UX</text:h>
      <text:p text:style-name="Preformatted_20_Text"><text:span text:style-name="Source_20_Text">✓ Add loading states everywhere</text:span></text:p>
      <text:p text:style-name="Preformatted_20_Text"><text:span text:style-name="Source_20_Text">✓ Better error messages</text:span></text:p>
      <text:p text:style-name="Preformatted_20_Text"><text:span text:style-name="Source_20_Text">✓ Toast notifications</text:span></text:p>
      <text:p text:style-name="Preformatted_20_Text"><text:span text:style-name="Source_20_Text">✓ Confirmation dialogs</text:span></text:p>
      <text:p text:style-name="P1"><text:span text:style-name="Source_20_Text">✓ Form field help text</text:span></text:p>
      <text:h text:style-name="Heading_20_4" text:outline-level="4"><text:soft-page-break/>Day 21: Performance &amp; Optimization</text:h>
      <text:p text:style-name="Preformatted_20_Text"><text:span text:style-name="Source_20_Text">✓ Database query optimization</text:span></text:p>
      <text:p text:style-name="Preformatted_20_Text"><text:span text:style-name="Source_20_Text">✓ API response caching</text:span></text:p>
      <text:p text:style-name="Preformatted_20_Text"><text:span text:style-name="Source_20_Text">✓ Lazy loading components</text:span></text:p>
      <text:p text:style-name="P1"><text:span text:style-name="Source_20_Text">✓ Code splitting</text:span></text:p>
      <text:h text:style-name="Heading_20_4" text:outline-level="4">Day 22: Documentation &amp; Deployment</text:h>
      <text:p text:style-name="Preformatted_20_Text"><text:span text:style-name="Source_20_Text">✓ README with setup guide</text:span></text:p>
      <text:p text:style-name="Preformatted_20_Text"><text:span text:style-name="Source_20_Text">✓ API documentation</text:span></text:p>
      <text:p text:style-name="Preformatted_20_Text"><text:span text:style-name="Source_20_Text">✓ User manual</text:span></text:p>
      <text:p text:style-name="P1"><text:span text:style-name="Source_20_Text">✓ Deployment guide (Vercel/Docker)</text:span></text:p>
      <text:p text:style-name="Text_20_body"><text:span text:style-name="Strong_20_Emphasis">Deliverable:</text:span> Production-ready system</text:p>
      <text:p text:style-name="Horizontal_20_Line"/>
      <text:h text:style-name="Heading_20_2" text:outline-level="2">? Quick Start - Next Actions</text:h>
      <text:h text:style-name="Heading_20_3" text:outline-level="3">Immediate Next Steps (Choose One):</text:h>
      <text:h text:style-name="Heading_20_4" text:outline-level="4">Option 1: Complete Monitor Form (Recommended)</text:h>
      <text:p text:style-name="Text_20_body"><text:span text:style-name="Strong_20_Emphasis">Why:</text:span> You can immediately create monitors through UI <text:span text:style-name="Strong_20_Emphasis">Time:</text:span> 1-2 days <text:span text:style-name="Strong_20_Emphasis">Files:</text:span> 3-4 new components</text:p>
      <text:h text:style-name="Heading_20_4" text:outline-level="4">Option 2: Build Monitoring Engine</text:h>
      <text:p text:style-name="Text_20_body"><text:span text:style-name="Strong_20_Emphasis">Why:</text:span> Start collecting data ASAP <text:span text:style-name="Strong_20_Emphasis">Time:</text:span> 2-3 days <text:span text:style-name="Strong_20_Emphasis">Files:</text:span> 5-6 new files <text:span text:style-name="Strong_20_Emphasis">Note:</text:span> You'll need to manually insert monitors via API until form is done</text:p>
      <text:h text:style-name="Heading_20_4" text:outline-level="4">Option 3: Enhanced Dashboard First</text:h>
      <text:p text:style-name="Text_20_body"><text:span text:style-name="Strong_20_Emphasis">Why:</text:span> Visual appeal, see what you have <text:span text:style-name="Strong_20_Emphasis">Time:</text:span> 1-2 days <text:span text:style-name="Strong_20_Emphasis">Files:</text:span> 2-3 chart components</text:p>
      <text:p text:style-name="Horizontal_20_Line"/>
      <text:h text:style-name="Heading_20_2" text:outline-level="2">? Progress Tracker</text:h>
      <text:h text:style-name="Heading_20_3" text:outline-level="3">Current Completion: ~25%</text:h>
      <text:p text:style-name="Preformatted_20_Text"><text:span text:style-name="Source_20_Text">Foundation: <text:s text:c="5"/>████████████████████ 100%</text:span></text:p>
      <text:p text:style-name="Preformatted_20_Text"><text:span text:style-name="Source_20_Text">Monitor Form: <text:s text:c="3"/>████░░░░░░░░░░░░░░░░ <text:s/>20%</text:span></text:p>
      <text:p text:style-name="Preformatted_20_Text"><text:span text:style-name="Source_20_Text">Engine: <text:s text:c="9"/>░░░░░░░░░░░░░░░░░░░░ <text:s text:c="2"/>0%</text:span></text:p>
      <text:p text:style-name="Preformatted_20_Text"><text:span text:style-name="Source_20_Text">Dashboard: <text:s text:c="6"/>███░░░░░░░░░░░░░░░░░ <text:s/>15%</text:span></text:p>
      <text:p text:style-name="Preformatted_20_Text"><text:span text:style-name="Source_20_Text">Notifications: <text:s text:c="2"/>░░░░░░░░░░░░░░░░░░░░ <text:s text:c="2"/>0%</text:span></text:p>
      <text:p text:style-name="P1"><text:span text:style-name="Source_20_Text">Polish: <text:s text:c="9"/>░░░░░░░░░░░░░░░░░░░░ <text:s text:c="2"/>0%</text:span></text:p>
      <text:h text:style-name="Heading_20_3" text:outline-level="3"><text:soft-page-break/>Estimated Timeline to Completion:</text:h>
      <text:list xml:id="list6266605227263277970" text:style-name="L16">
        <text:list-item>
          <text:p text:style-name="P39"><text:span text:style-name="Strong_20_Emphasis">Minimum (MVP):</text:span> 10-12 working days </text:p>
        </text:list-item>
        <text:list-item>
          <text:p text:style-name="P39"><text:span text:style-name="Strong_20_Emphasis">Full Featured:</text:span> 15-20 working days </text:p>
        </text:list-item>
        <text:list-item>
          <text:p text:style-name="P20"><text:span text:style-name="Strong_20_Emphasis">Production Ready:</text:span> 20-25 working days </text:p>
        </text:list-item>
      </text:list>
      <text:p text:style-name="Horizontal_20_Line"/>
      <text:h text:style-name="Heading_20_2" text:outline-level="2">? My Recommendation</text:h>
      <text:p text:style-name="Text_20_body"><text:span text:style-name="Strong_20_Emphasis">Start with Phase 2 (Monitor Form)</text:span> because:</text:p>
      <text:list xml:id="list257590556794997348" text:style-name="L17">
        <text:list-item>
          <text:p text:style-name="P40">✅ It builds directly on what you have </text:p>
        </text:list-item>
        <text:list-item>
          <text:p text:style-name="P40">✅ You'll see immediate results </text:p>
        </text:list-item>
        <text:list-item>
          <text:p text:style-name="P40">✅ It unblocks testing of other features </text:p>
        </text:list-item>
        <text:list-item>
          <text:p text:style-name="P40">✅ Most user-facing and satisfying to complete </text:p>
        </text:list-item>
        <text:list-item>
          <text:p text:style-name="P21">✅ Foundation is solid, so it will be smooth </text:p>
        </text:list-item>
      </text:list>
      <text:p text:style-name="Text_20_body"><text:span text:style-name="Strong_20_Emphasis">Then proceed to Phase 3 (Engine)</text:span> to make it all work end-to-end.</text:p>
      <text:p text:style-name="Horizontal_20_Line"/>
      <text:h text:style-name="Heading_20_2" text:outline-level="2">? What Would You Like?</text:h>
      <text:p text:style-name="Text_20_body"><text:span text:style-name="Strong_20_Emphasis">A)</text:span> I'll build the complete Monitor Creation Form (recommended) <text:span text:style-name="Strong_20_Emphasis">B)</text:span> I'll build the Monitoring Engine next <text:span text:style-name="Strong_20_Emphasis">C)</text:span> I'll enhance the Dashboard with charts first <text:span text:style-name="Strong_20_Emphasis">D)</text:span> Show me what's missing in each phase so I can decide</text:p>
      <text:p text:style-name="Text_20_body">Let me know your preference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nitor definition </text:p>
      <text:p text:style-name="Standard"/>
      <text:p text:style-name="Standard"><text:tab/><text:tab/><text:tab/>field name <text:tab/><text:tab/><text:tab/> <text:s/>example</text:p>
      <text:p text:style-name="Standard"><text:tab/> <text:s text:c="12"/><text:tab/> <text:s text:c="7"/>"id" <text:s text:c="18"/><text:tab/><text:tab/> <text:s/>unique id</text:p>
      <text:p text:style-name="Standard"><text:tab/><text:tab/><text:tab/>"monitor_name" <text:s text:c="8"/><text:tab/><text:tab/> <text:s/>myapp aws url</text:p>
      <text:p text:style-name="Standard"><text:tab/><text:tab/><text:tab/>"monitor_type" <text:tab/><text:tab/><text:tab/> <text:s/>url , cpu , memory , system availabilty</text:p>
      <text:p text:style-name="Standard"><text:tab/><text:tab/><text:tab/>"creation_date_time" <text:s text:c="2"/><text:tab/><text:tab/> <text:s/>date/time <text:s text:c="5"/></text:p>
      <text:p text:style-name="Standard"><text:tab/><text:tab/><text:tab/>"created_by" <text:s text:c="10"/><text:tab/><text:tab/> <text:s/>my name</text:p>
      <text:p text:style-name="Standard"><text:tab/><text:tab/><text:tab/>"buisness_owner" <text:s text:c="6"/><text:tab/><text:tab/> <text:s/>owner name</text:p>
      <text:p text:style-name="Standard"><text:tab/><text:tab/><text:tab/>"alarming_candidate" <text:s text:c="2"/><text:tab/><text:tab/> <text:s/>alarm to person</text:p>
      <text:p text:style-name="Standard"><text:tab/><text:tab/><text:tab/>"dependencies" <text:s text:c="8"/><text:tab/><text:tab/> <text:s/>related to a system or app </text:p>
      <text:p text:style-name="Standard"><text:tab/><text:tab/><text:tab/>"description" <text:s text:c="9"/><text:tab/><text:tab/> <text:s/>reason of monitor</text:p>
      <text:p text:style-name="Standard"><text:tab/><text:tab/><text:tab/>"severity" <text:s text:c="12"/><text:tab/><text:tab/> <text:s/>how critical is this monitor</text:p>
      <text:p text:style-name="Standard"><text:tab/><text:tab/><text:tab/>"monitor_instance" <text:s text:c="4"/><text:tab/><text:tab/> <text:s/>url , or system or app name</text:p>
      <text:p text:style-name="Standard"><text:soft-page-break/><text:tab/><text:tab/><text:tab/>"negative_pattern" <text:s text:c="4"/><text:tab/><text:tab/> <text:s/>should not come to body of response</text:p>
      <text:p text:style-name="Standard"><text:tab/><text:tab/><text:tab/>"positive_pattern" <text:s text:c="4"/><text:tab/><text:tab/> <text:s/>should come to body of response</text:p>
      <text:p text:style-name="Standard"><text:tab/><text:tab/><text:tab/>"low_value_threshold_warning"<text:tab/> <text:s/>e.g 10 % for memory available</text:p>
      <text:p text:style-name="Standard"><text:tab/><text:tab/><text:tab/>"high_value_threshold_warning"<text:tab/> <text:s/>e.g 95 % for cpu usage</text:p>
      <text:p text:style-name="Standard"><text:tab/><text:tab/><text:tab/>"low_value_threshold_alarm"<text:tab/> <text:s/>e.g 5 % for memory available</text:p>
      <text:p text:style-name="Standard"><text:tab/><text:tab/><text:tab/>"high_value_threshold_alarm"<text:tab/> <text:s/>e.g 99 % for cpu usage</text:p>
      <text:p text:style-name="Standard"><text:tab/><text:tab/><text:tab/>"consecutive_warning"<text:tab/><text:tab/> <text:s/>how many times to go to warning state</text:p>
      <text:p text:style-name="Standard"><text:tab/><text:tab/><text:tab/>"consecutive_alarm" <text:s text:c="3"/><text:tab/><text:tab/> <text:s/>how many times to go to alarm state<text:tab/><text:tab/><text:tab/> </text:p>
      <text:p text:style-name="Standard"><text:tab/><text:tab/><text:tab/>"status_code" <text:s text:c="9"/><text:tab/><text:tab/> <text:s/>url status code e.g 500</text:p>
      <text:p text:style-name="Standard"><text:tab/><text:tab/><text:tab/>"period_in_minute" <text:s text:c="4"/><text:tab/><text:tab/> <text:s/>check every 1 or 2 minutes</text:p>
      <text:p text:style-name="Standard"><text:tab/><text:tab/><text:tab/>"timeout_in_second" <text:s text:c="3"/><text:tab/><text:tab/> <text:s/>timeout after 30 seconds</text:p>
      <text:p text:style-name="Standard"><text:tab/><text:tab/><text:tab/>"recovery_action" <text:s text:c="16"/>script name to run</text:p>
      <text:p text:style-name="Standard"><text:tab/><text:tab/>"alarm_after_n_failure"<text:tab/><text:tab/> <text:s/>number of checks after recovery action failed</text:p>
      <text:p text:style-name="Standard"><text:tab/><text:tab/>"reset_after_m_ok" <text:s text:c="4"/><text:tab/><text:tab/> <text:s/>number of checks after recovery action to be OK </text:p>
      <text:p text:style-name="Standard"><text:tab/><text:tab/><text:tab/>"maintenance_windows" <text:s text:c="12"/>Date of time start and end <text:s/></text:p>
      <text:p text:style-name="Standard"><text:tab/><text:tab/><text:tab/>"active_disable" <text:s text:c="6"/><text:tab/><text:tab/> <text:s/>in maintenance</text:p>
      <text:p text:style-name="Standard"><text:tab/><text:tab/><text:tab/>"running_stopped" <text:s text:c="5"/><text:tab/><text:tab/> <text:s/>Stop for long time </text:p>
      <text:p text:style-name="Standard"><text:tab/><text:tab/><text:tab/> <text:s text:c="5"/></text:p>
      <text:p text:style-name="Standard"><text:tab/><text:tab/>Result document<text:tab/></text:p>
      <text:p text:style-name="Standard"><text:tab/><text:tab/><text:tab/></text:p>
      <text:p text:style-name="Standard"><text:tab/><text:tab/><text:tab/>"id" <text:s text:c="15"/></text:p>
      <text:p text:style-name="Standard"><text:tab/><text:tab/><text:tab/>"monitor_name" <text:s text:c="4"/></text:p>
      <text:p text:style-name="Standard"><text:tab/><text:tab/><text:tab/>"monitor_instance" </text:p>
      <text:p text:style-name="Standard"><text:tab/><text:tab/><text:tab/>"monitor_type"</text:p>
      <text:p text:style-name="Standard"><text:tab/><text:tab/><text:tab/>"status" </text:p>
      <text:p text:style-name="Standard"><text:tab/><text:tab/><text:tab/>"value"</text:p>
      <text:p text:style-name="Standard"><text:tab/><text:tab/><text:tab/>"monitor_data_time" </text:p>
      <text:p text:style-name="Standard"><text:tab/><text:tab/><text:tab/>"in warnings"</text:p>
      <text:p text:style-name="Standard"><text:tab/><text:tab/><text:tab/>"in_alarm"</text:p>
      <text:p text:style-name="Standard"><text:tab/><text:tab/><text:tab/>"response_time" <text:s text:c="3"/></text:p>
      <text:p text:style-name="Standard"><text:tab/><text:tab/><text:tab/>"certificate_valid_days"</text:p>
      <text:p text:style-name="Standard"><text:tab/><text:tab/><text:tab/>"status_code"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MongoDB Log Monitoring Guide</text:h>
      <text:h text:style-name="Heading_20_2" text:outline-level="2">Critical Errors (Require Immediate Action)</text:h>
      <text:h text:style-name="Heading_20_3" text:outline-level="3">1. Assertion Failures</text:h>
      <text:p text:style-name="Preformatted_20_Text"><text:span text:style-name="Source_20_Text">Pattern: "Assertion failure|fassert"</text:span></text:p>
      <text:p text:style-name="Preformatted_20_Text"><text:span text:style-name="Source_20_Text">Example: Fatal Assertion 28558</text:span></text:p>
      <text:p text:style-name="P1"><text:span text:style-name="Source_20_Text">Solution: Critical bug - check MongoDB version, restore from backup, report to MongoDB</text:span></text:p>
      <text:h text:style-name="Heading_20_3" text:outline-level="3">2. Storage Engine Errors</text:h>
      <text:p text:style-name="Preformatted_20_Text"><text:span text:style-name="Source_20_Text">Pattern: "WiredTiger error"</text:span></text:p>
      <text:p text:style-name="Preformatted_20_Text"><text:span text:style-name="Source_20_Text">Example: WiredTiger error (28) No space left on device</text:span></text:p>
      <text:p text:style-name="P1"><text:span text:style-name="Source_20_Text">Solution: Free up disk space immediately, check /var/log/mongodb for details</text:span></text:p>
      <text:h text:style-name="Heading_20_3" text:outline-level="3">3. Out of File Descriptors</text:h>
      <text:p text:style-name="Preformatted_20_Text"><text:span text:style-name="Source_20_Text">Pattern: "too many open files"</text:span></text:p>
      <text:p text:style-name="Preformatted_20_Text"><text:span text:style-name="Source_20_Text">Example: Failed to open file: too many open files</text:span></text:p>
      <text:p text:style-name="P1"><text:span text:style-name="Source_20_Text">Solution: Increase ulimit -n, edit /etc/security/limits.conf</text:span></text:p>
      <text:h text:style-name="Heading_20_3" text:outline-level="3">4. Connection Refused</text:h>
      <text:p text:style-name="Preformatted_20_Text"><text:span text:style-name="Source_20_Text">Pattern: "connection refused|ECONNREFUSED"</text:span></text:p>
      <text:p text:style-name="Preformatted_20_Text"><text:span text:style-name="Source_20_Text">Example: connect ECONNREFUSED 127.0.0.1:27017</text:span></text:p>
      <text:p text:style-name="P1"><text:span text:style-name="Source_20_Text">Solution: MongoDB not running - restart with systemctl start mongod</text:span></text:p>
      <text:p text:style-name="Horizontal_20_Line"/>
      <text:h text:style-name="Heading_20_2" text:outline-level="2">High Priority Errors</text:h>
      <text:h text:style-name="Heading_20_3" text:outline-level="3">5. Slow Queries / Timeouts</text:h>
      <text:p text:style-name="Preformatted_20_Text"><text:span text:style-name="Source_20_Text">Pattern: "exceeded time limit"</text:span></text:p>
      <text:p text:style-name="Preformatted_20_Text"><text:span text:style-name="Source_20_Text">Example: operation exceeded time limit {"durationMillis":30000}</text:span></text:p>
      <text:p text:style-name="Preformatted_20_Text"><text:span text:style-name="Source_20_Text">Solution: </text:span></text:p>
      <text:p text:style-name="Preformatted_20_Text"><text:span text:style-name="Source_20_Text">- Check slow query log</text:span></text:p>
      <text:p text:style-name="Preformatted_20_Text"><text:span text:style-name="Source_20_Text">- Run db.currentOp() to find long-running queries</text:span></text:p>
      <text:p text:style-name="Preformatted_20_Text"><text:span text:style-name="Source_20_Text">- Add appropriate indexes</text:span></text:p>
      <text:p text:style-name="P1"><text:span text:style-name="Source_20_Text">- Use explain() to analyze query plans</text:span></text:p>
      <text:h text:style-name="Heading_20_3" text:outline-level="3">6. Replication Issues</text:h>
      <text:p text:style-name="Preformatted_20_Text"><text:span text:style-name="Source_20_Text">Pattern: "replication lag|oplog"</text:span></text:p>
      <text:p text:style-name="Preformatted_20_Text"><text:span text:style-name="Source_20_Text">Example: Replication lag is 300 seconds</text:span></text:p>
      <text:p text:style-name="Preformatted_20_Text"><text:span text:style-name="Source_20_Text">Solution:</text:span></text:p>
      <text:p text:style-name="Preformatted_20_Text"><text:soft-page-break/><text:span text:style-name="Source_20_Text">- Check rs.status() and rs.printReplicationInfo()</text:span></text:p>
      <text:p text:style-name="Preformatted_20_Text"><text:span text:style-name="Source_20_Text">- Verify network connectivity between replica set members</text:span></text:p>
      <text:p text:style-name="Preformatted_20_Text"><text:span text:style-name="Source_20_Text">- Increase oplog size if needed</text:span></text:p>
      <text:p text:style-name="P1"><text:span text:style-name="Source_20_Text">- Check for slow queries on secondary</text:span></text:p>
      <text:h text:style-name="Heading_20_3" text:outline-level="3">7. Authentication Failures</text:h>
      <text:p text:style-name="Preformatted_20_Text"><text:span text:style-name="Source_20_Text">Pattern: "authentication failed|auth failed"</text:span></text:p>
      <text:p text:style-name="Preformatted_20_Text"><text:span text:style-name="Source_20_Text">Example: Authentication failed for user</text:span></text:p>
      <text:p text:style-name="Preformatted_20_Text"><text:span text:style-name="Source_20_Text">Solution:</text:span></text:p>
      <text:p text:style-name="Preformatted_20_Text"><text:span text:style-name="Source_20_Text">- Verify username/password</text:span></text:p>
      <text:p text:style-name="Preformatted_20_Text"><text:span text:style-name="Source_20_Text">- Check user roles with db.getUser("username")</text:span></text:p>
      <text:p text:style-name="P1"><text:span text:style-name="Source_20_Text">- Review authentication database</text:span></text:p>
      <text:h text:style-name="Heading_20_3" text:outline-level="3">8. Primary Election / Rollback</text:h>
      <text:p text:style-name="Preformatted_20_Text"><text:span text:style-name="Source_20_Text">Pattern: "election|stepped down|rollback"</text:span></text:p>
      <text:p text:style-name="Preformatted_20_Text"><text:span text:style-name="Source_20_Text">Example: This node is stepping down as primary</text:span></text:p>
      <text:p text:style-name="Preformatted_20_Text"><text:span text:style-name="Source_20_Text">Solution:</text:span></text:p>
      <text:p text:style-name="Preformatted_20_Text"><text:span text:style-name="Source_20_Text">- Check rs.status() for replica set health</text:span></text:p>
      <text:p text:style-name="Preformatted_20_Text"><text:span text:style-name="Source_20_Text">- Verify network stability</text:span></text:p>
      <text:p text:style-name="Preformatted_20_Text"><text:span text:style-name="Source_20_Text">- Review priority and votes configuration</text:span></text:p>
      <text:p text:style-name="P1"><text:span text:style-name="Source_20_Text">- Monitor for split-brain scenarios</text:span></text:p>
      <text:p text:style-name="Horizontal_20_Line"/>
      <text:h text:style-name="Heading_20_2" text:outline-level="2">Medium Priority Warnings</text:h>
      <text:h text:style-name="Heading_20_3" text:outline-level="3">9. Duplicate Key Errors</text:h>
      <text:p text:style-name="Preformatted_20_Text"><text:span text:style-name="Source_20_Text">Pattern: "duplicate key error|E11000"</text:span></text:p>
      <text:p text:style-name="Preformatted_20_Text"><text:span text:style-name="Source_20_Text">Example: E11000 duplicate key error collection</text:span></text:p>
      <text:p text:style-name="Preformatted_20_Text"><text:span text:style-name="Source_20_Text">Solution:</text:span></text:p>
      <text:p text:style-name="Preformatted_20_Text"><text:span text:style-name="Source_20_Text">- Application trying to insert duplicate unique values</text:span></text:p>
      <text:p text:style-name="Preformatted_20_Text"><text:span text:style-name="Source_20_Text">- Check application logic</text:span></text:p>
      <text:p text:style-name="P1"><text:span text:style-name="Source_20_Text">- Verify unique index configuration</text:span></text:p>
      <text:h text:style-name="Heading_20_3" text:outline-level="3">10. Cursor Timeouts</text:h>
      <text:p text:style-name="Preformatted_20_Text"><text:span text:style-name="Source_20_Text">Pattern: "cursor id.*not found"</text:span></text:p>
      <text:p text:style-name="Preformatted_20_Text"><text:span text:style-name="Source_20_Text">Example: cursor id 12345 not found</text:span></text:p>
      <text:p text:style-name="Preformatted_20_Text"><text:span text:style-name="Source_20_Text">Solution:</text:span></text:p>
      <text:p text:style-name="Preformatted_20_Text"><text:span text:style-name="Source_20_Text">- Increase cursor timeout (cursorTimeoutMillis)</text:span></text:p>
      <text:p text:style-name="Preformatted_20_Text"><text:span text:style-name="Source_20_Text">- Optimize queries to complete faster</text:span></text:p>
      <text:p text:style-name="P1"><text:span text:style-name="Source_20_Text">- Use cursor.noCursorTimeout() if needed (carefully)</text:span></text:p>
      <text:h text:style-name="Heading_20_3" text:outline-level="3">11. Lock Contention</text:h>
      <text:p text:style-name="Preformatted_20_Text"><text:span text:style-name="Source_20_Text">Pattern: "lock|write conflict"</text:span></text:p>
      <text:p text:style-name="Preformatted_20_Text"><text:span text:style-name="Source_20_Text">Example: WriteConflict error during query</text:span></text:p>
      <text:p text:style-name="Preformatted_20_Text"><text:span text:style-name="Source_20_Text">Solution:</text:span></text:p>
      <text:p text:style-name="Preformatted_20_Text"><text:span text:style-name="Source_20_Text">- Identify blocking operations with db.currentOp()</text:span></text:p>
      <text:p text:style-name="Preformatted_20_Text"><text:soft-page-break/><text:span text:style-name="Source_20_Text">- Optimize long-running transactions</text:span></text:p>
      <text:p text:style-name="P1"><text:span text:style-name="Source_20_Text">- Consider sharding for write-heavy workloads</text:span></text:p>
      <text:p text:style-name="Horizontal_20_Line"/>
      <text:h text:style-name="Heading_20_2" text:outline-level="2">Informational (Low Priority)</text:h>
      <text:h text:style-name="Heading_20_3" text:outline-level="3">12. Connection Activity</text:h>
      <text:p text:style-name="Preformatted_20_Text"><text:span text:style-name="Source_20_Text">Pattern: "connection accepted|connection ended"</text:span></text:p>
      <text:p text:style-name="Preformatted_20_Text"><text:span text:style-name="Source_20_Text">Example: connection accepted from 192.168.1.100</text:span></text:p>
      <text:p text:style-name="P1"><text:span text:style-name="Source_20_Text">Solution: Monitor for connection spikes or unusual patterns</text:span></text:p>
      <text:h text:style-name="Heading_20_3" text:outline-level="3">13. Index Building</text:h>
      <text:p text:style-name="Preformatted_20_Text"><text:span text:style-name="Source_20_Text">Pattern: "index build|createIndexes"</text:span></text:p>
      <text:p text:style-name="Preformatted_20_Text"><text:span text:style-name="Source_20_Text">Example: Index build starting on collection</text:span></text:p>
      <text:p text:style-name="P1"><text:span text:style-name="Source_20_Text">Solution: Normal operation - indexes can take time on large collections</text:span></text:p>
      <text:p text:style-name="Horizontal_20_Line"/>
      <text:h text:style-name="Heading_20_2" text:outline-level="2">MongoDB Log Analysis Commands</text:h>
      <text:h text:style-name="Heading_20_3" text:outline-level="3">Check Recent Errors</text:h>
      <text:p text:style-name="Preformatted_20_Text"><text:span text:style-name="Source_20_Text"># Last 100 error lines</text:span></text:p>
      <text:p text:style-name="Preformatted_20_Text"><text:span text:style-name="Source_20_Text">tail -n 1000 /var/log/mongodb/mongod.log | grep -E "ERROR|FATAL|assertion"</text:span></text:p>
      <text:p text:style-name="Preformatted_20_Text"/>
      <text:p text:style-name="Preformatted_20_Text"><text:span text:style-name="Source_20_Text"># Errors in last hour</text:span></text:p>
      <text:p text:style-name="Preformatted_20_Text"><text:span text:style-name="Source_20_Text">grep "$(date -d '1 hour ago' '+%Y-%m-%dT%H')" /var/log/mongodb/mongod.log | grep ERROR</text:span></text:p>
      <text:p text:style-name="Preformatted_20_Text"/>
      <text:p text:style-name="Preformatted_20_Text"><text:span text:style-name="Source_20_Text"># Count error types</text:span></text:p>
      <text:p text:style-name="P1"><text:span text:style-name="Source_20_Text">grep ERROR /var/log/mongodb/mongod.log | awk '{print $5}' | sort | uniq -c | sort -rn</text:span></text:p>
      <text:h text:style-name="Heading_20_3" text:outline-level="3">MongoDB Shell Commands</text:h>
      <text:p text:style-name="Preformatted_20_Text"><text:span text:style-name="Source_20_Text">// Check server status</text:span></text:p>
      <text:p text:style-name="Preformatted_20_Text"><text:span text:style-name="Source_20_Text">db.serverStatus()</text:span></text:p>
      <text:p text:style-name="Preformatted_20_Text"/>
      <text:p text:style-name="Preformatted_20_Text"><text:span text:style-name="Source_20_Text">// Current operations</text:span></text:p>
      <text:p text:style-name="Preformatted_20_Text"><text:span text:style-name="Source_20_Text">db.currentOp()</text:span></text:p>
      <text:p text:style-name="Preformatted_20_Text"/>
      <text:p text:style-name="Preformatted_20_Text"><text:span text:style-name="Source_20_Text">// Replica set status</text:span></text:p>
      <text:p text:style-name="Preformatted_20_Text"><text:span text:style-name="Source_20_Text">rs.status()</text:span></text:p>
      <text:p text:style-name="Preformatted_20_Text"/>
      <text:p text:style-name="Preformatted_20_Text"><text:span text:style-name="Source_20_Text">// Recent slow queries</text:span></text:p>
      <text:p text:style-name="Preformatted_20_Text"><text:span text:style-name="Source_20_Text">db.system.profile.find().limit(10).sort({ts: -1}).pretty()</text:span></text:p>
      <text:p text:style-name="Preformatted_20_Text"/>
      <text:p text:style-name="Preformatted_20_Text"><text:span text:style-name="Source_20_Text">// Check locks</text:span></text:p>
      <text:p text:style-name="Preformatted_20_Text"><text:span text:style-name="Source_20_Text">db.serverStatus().locks</text:span></text:p>
      <text:p text:style-name="Preformatted_20_Text"><text:soft-page-break/></text:p>
      <text:p text:style-name="Preformatted_20_Text"><text:span text:style-name="Source_20_Text">// Oplog info</text:span></text:p>
      <text:p text:style-name="P1"><text:span text:style-name="Source_20_Text">rs.printReplicationInfo()</text:span></text:p>
      <text:h text:style-name="Heading_20_3" text:outline-level="3">Enable Profiling for Slow Queries</text:h>
      <text:p text:style-name="Preformatted_20_Text"><text:span text:style-name="Source_20_Text">// Profile queries slower than 100ms</text:span></text:p>
      <text:p text:style-name="Preformatted_20_Text"><text:span text:style-name="Source_20_Text">db.setProfilingLevel(1, { slowms: 100 })</text:span></text:p>
      <text:p text:style-name="Preformatted_20_Text"/>
      <text:p text:style-name="Preformatted_20_Text"><text:span text:style-name="Source_20_Text">// View profiled queries</text:span></text:p>
      <text:p text:style-name="P1"><text:span text:style-name="Source_20_Text">db.system.profile.find({millis: {$gt: 100}}).sort({ts: -1})</text:span></text:p>
      <text:p text:style-name="Horizontal_20_Line"/>
      <text:h text:style-name="Heading_20_2" text:outline-level="2">File Permissions Setup</text:h>
      <text:h text:style-name="Heading_20_3" text:outline-level="3">Log File Permissions</text:h>
      <text:p text:style-name="Preformatted_20_Text"><text:span text:style-name="Source_20_Text"># Ensure MongoDB can write to log file</text:span></text:p>
      <text:p text:style-name="Preformatted_20_Text"><text:span text:style-name="Source_20_Text">sudo chown mongodb:mongodb /var/log/mongodb/mongod.log</text:span></text:p>
      <text:p text:style-name="Preformatted_20_Text"><text:span text:style-name="Source_20_Text">sudo chmod 644 /var/log/mongodb/mongod.log</text:span></text:p>
      <text:p text:style-name="Preformatted_20_Text"/>
      <text:p text:style-name="Preformatted_20_Text"><text:span text:style-name="Source_20_Text"># For remote monitoring via SSH</text:span></text:p>
      <text:p text:style-name="Preformatted_20_Text"><text:span text:style-name="Source_20_Text"># Add monitoring user to mongodb group</text:span></text:p>
      <text:p text:style-name="P1"><text:span text:style-name="Source_20_Text">sudo usermod -aG mongodb monitoring-user</text:span></text:p>
      <text:h text:style-name="Heading_20_3" text:outline-level="3">Log Rotation</text:h>
      <text:p text:style-name="Text_20_body">Create <text:span text:style-name="Source_20_Text">/etc/logrotate.d/mongodb</text:span>:</text:p>
      <text:p text:style-name="Preformatted_20_Text"><text:span text:style-name="Source_20_Text">/var/log/mongodb/mongod.log {</text:span></text:p>
      <text:p text:style-name="Preformatted_20_Text"><text:span text:style-name="Source_20_Text"><text:s text:c="4"/>daily</text:span></text:p>
      <text:p text:style-name="Preformatted_20_Text"><text:span text:style-name="Source_20_Text"><text:s text:c="4"/>rotate 7</text:span></text:p>
      <text:p text:style-name="Preformatted_20_Text"><text:span text:style-name="Source_20_Text"><text:s text:c="4"/>compress</text:span></text:p>
      <text:p text:style-name="Preformatted_20_Text"><text:span text:style-name="Source_20_Text"><text:s text:c="4"/>delaycompress</text:span></text:p>
      <text:p text:style-name="Preformatted_20_Text"><text:span text:style-name="Source_20_Text"><text:s text:c="4"/>notifempty</text:span></text:p>
      <text:p text:style-name="Preformatted_20_Text"><text:span text:style-name="Source_20_Text"><text:s text:c="4"/>missingok</text:span></text:p>
      <text:p text:style-name="Preformatted_20_Text"><text:span text:style-name="Source_20_Text"><text:s text:c="4"/>sharedscripts</text:span></text:p>
      <text:p text:style-name="Preformatted_20_Text"><text:span text:style-name="Source_20_Text"><text:s text:c="4"/>postrotate</text:span></text:p>
      <text:p text:style-name="Preformatted_20_Text"><text:span text:style-name="Source_20_Text"><text:s text:c="8"/>/bin/kill -SIGUSR1 `cat /var/run/mongodb/mongod.pid 2&gt;/dev/null` 2&gt;/dev/null || true</text:span></text:p>
      <text:p text:style-name="Preformatted_20_Text"><text:span text:style-name="Source_20_Text"><text:s text:c="4"/>endscript</text:span></text:p>
      <text:p text:style-name="P1"><text:span text:style-name="Source_20_Text">}</text:span></text:p>
      <text:p text:style-name="Horizontal_20_Line"/>
      <text:h text:style-name="Heading_20_2" text:outline-level="2">Testing Your Monitor</text:h>
      <text:h text:style-name="Heading_20_3" text:outline-level="3">1. Generate Test Errors</text:h>
      <text:p text:style-name="Preformatted_20_Text"><text:span text:style-name="Source_20_Text">// Test slow query (will timeout)</text:span></text:p>
      <text:p text:style-name="Preformatted_20_Text"><text:span text:style-name="Source_20_Text">db.test.find({$where: "sleep(100) || true"}).maxTimeMS(1000)</text:span></text:p>
      <text:p text:style-name="Preformatted_20_Text"><text:soft-page-break/></text:p>
      <text:p text:style-name="Preformatted_20_Text"><text:span text:style-name="Source_20_Text">// Test duplicate key</text:span></text:p>
      <text:p text:style-name="Preformatted_20_Text"><text:span text:style-name="Source_20_Text">db.test.insertOne({_id: 1, name: "test"})</text:span></text:p>
      <text:p text:style-name="Preformatted_20_Text"><text:span text:style-name="Source_20_Text">db.test.insertOne({_id: 1, name: "duplicate"}) // E11000 error</text:span></text:p>
      <text:p text:style-name="Preformatted_20_Text"/>
      <text:p text:style-name="Preformatted_20_Text"><text:span text:style-name="Source_20_Text">// Test authentication (wrong password)</text:span></text:p>
      <text:p text:style-name="P1"><text:span text:style-name="Source_20_Text">mongo mongodb://wronguser:wrongpass@localhost/admin</text:span></text:p>
      <text:h text:style-name="Heading_20_3" text:outline-level="3">2. Monitor the Log</text:h>
      <text:p text:style-name="Preformatted_20_Text"><text:span text:style-name="Source_20_Text"># Watch log in real-time</text:span></text:p>
      <text:p text:style-name="Preformatted_20_Text"><text:span text:style-name="Source_20_Text">tail -f /var/log/mongodb/mongod.log</text:span></text:p>
      <text:p text:style-name="Preformatted_20_Text"/>
      <text:p text:style-name="Preformatted_20_Text"><text:span text:style-name="Source_20_Text"># Filter for errors only</text:span></text:p>
      <text:p text:style-name="P1"><text:span text:style-name="Source_20_Text">tail -f /var/log/mongodb/mongod.log | grep --line-buffered ERROR</text:span></text:p>
      <text:h text:style-name="Heading_20_3" text:outline-level="3">3. Check Monitor Dashboard</text:h>
      <text:p text:style-name="Text_20_body">Your monitoring system should detect these errors and display:</text:p>
      <text:list xml:id="list5902992481069181935" text:style-name="L18">
        <text:list-item>
          <text:p text:style-name="P41">Error count by severity </text:p>
        </text:list-item>
        <text:list-item>
          <text:p text:style-name="P41">Recent error messages </text:p>
        </text:list-item>
        <text:list-item>
          <text:p text:style-name="P41">Suggested solutions </text:p>
        </text:list-item>
        <text:list-item>
          <text:p text:style-name="P22">Alert status </text:p>
        </text:list-item>
      </text:list>
      <text:p text:style-name="Horizontal_20_Line"/>
      <text:h text:style-name="Heading_20_2" text:outline-level="2">Best Practices</text:h>
      <text:list xml:id="list3604613041595490029" text:style-name="L19">
        <text:list-item>
          <text:p text:style-name="P42"><text:span text:style-name="Strong_20_Emphasis">Set Appropriate Verbosity</text:span>: Start with level 0-1, increase only for debugging </text:p>
        </text:list-item>
        <text:list-item>
          <text:p text:style-name="P42"><text:span text:style-name="Strong_20_Emphasis">Enable Profiling</text:span>: Track slow queries automatically </text:p>
        </text:list-item>
        <text:list-item>
          <text:p text:style-name="P42"><text:span text:style-name="Strong_20_Emphasis">Rotate Logs</text:span>: Prevent disk space issues </text:p>
        </text:list-item>
        <text:list-item>
          <text:p text:style-name="P42"><text:span text:style-name="Strong_20_Emphasis">Monitor Regularly</text:span>: Check logs at least every 5 minutes </text:p>
        </text:list-item>
        <text:list-item>
          <text:p text:style-name="P42"><text:span text:style-name="Strong_20_Emphasis">Alert Thresholds</text:span>: Set <text:span text:style-name="Source_20_Text">alarm_threshold: 2</text:span> for critical errors </text:p>
        </text:list-item>
        <text:list-item>
          <text:p text:style-name="P42"><text:span text:style-name="Strong_20_Emphasis">Test Patterns</text:span>: Verify your regex patterns catch actual errors </text:p>
        </text:list-item>
        <text:list-item>
          <text:p text:style-name="P23"><text:span text:style-name="Strong_20_Emphasis">Document Custom Patterns</text:span>: Add comments for team-specific patterns </text:p>
        </text:list-item>
      </text:list>
      <text:p text:style-name="P46">The monitoring system is a Next.js application with a background scheduler that executes various health checks (URL, SSH, Ping, etc.) and manages alerts.</text:p>
      <text:h text:style-name="P4" text:outline-level="3"><text:bookmark text:name="user-content-1-control-flow-how-execution-proceeds"/><text:span text:style-name="Strong_20_Emphasis">1. Control Flow: How Execution Proceeds</text:span></text:h>
      <text:p text:style-name="P46">The system uses a "pull" model where a scheduler triggers the API to run checks.</text:p>
      <text:p text:style-name="P3">[ Scheduler (Node.js) ]</text:p>
      <text:p text:style-name="P3"><text:s text:c="7"/>|</text:p>
      <text:p text:style-name="P3"><text:s text:c="7"/>| (1) Every 1 min</text:p>
      <text:p text:style-name="P3"><text:s text:c="7"/>v</text:p>
      <text:p text:style-name="P3">[ API Route (/api/monitors/execute) ]</text:p>
      <text:p text:style-name="P3"><text:s text:c="7"/>|</text:p>
      <text:p text:style-name="P3"><text:s text:c="7"/>| (2) Call Executor</text:p>
      <text:p text:style-name="P3"><text:s text:c="7"/>v</text:p>
      <text:p text:style-name="P3">[ MonitoringExecutor ]</text:p>
      <text:p text:style-name="P3"><text:soft-page-break/><text:s text:c="7"/>|</text:p>
      <text:p text:style-name="P3"><text:s text:c="7"/>| (3) Fetch Due Monitors (MongoDB)</text:p>
      <text:p text:style-name="P3"><text:s text:c="7"/>v</text:p>
      <text:p text:style-name="P3">[ Monitor List ] --(4) Filter Due--&gt; [ Due Monitors ]</text:p>
      <text:p text:style-name="P3"><text:s text:c="7"/>|</text:p>
      <text:p text:style-name="P3"><text:s text:c="7"/>| (5) Parallel Execution (Limit: 10)</text:p>
      <text:p text:style-name="P3"><text:s text:c="7"/>v</text:p>
      <text:p text:style-name="P3"><text:s text:c="3"/>[ CheckerFactory ]</text:p>
      <text:p text:style-name="P3"><text:s text:c="7"/>|</text:p>
      <text:p text:style-name="P3"><text:s text:c="7"/>| (6) Get Specific Checker</text:p>
      <text:p text:style-name="P3"><text:s text:c="7"/>v</text:p>
      <text:p text:style-name="P3">+----------------+ <text:s text:c="2"/>+----------------+ <text:s text:c="2"/>+----------------+</text:p>
      <text:p text:style-name="P3">| <text:s text:c="2"/>UrlChecker <text:s text:c="2"/>| <text:s text:c="2"/>| <text:s text:c="2"/>SshChecker <text:s text:c="2"/>| <text:s text:c="2"/>| <text:s text:c="2"/>PingChecker <text:s/>| ...</text:p>
      <text:p text:style-name="P3">+----------------+ <text:s text:c="2"/>+----------------+ <text:s text:c="2"/>+----------------+</text:p>
      <text:p text:style-name="P3"><text:s text:c="7"/>| <text:s text:c="19"/>| <text:s text:c="19"/>|</text:p>
      <text:p text:style-name="P3"><text:s text:c="7"/>| (7) Execute Check (Network/System Call) |</text:p>
      <text:p text:style-name="P3"><text:s text:c="7"/>v <text:s text:c="19"/>v <text:s text:c="19"/>v</text:p>
      <text:p text:style-name="P2"><text:s text:c="17"/>[ CheckResult ]</text:p>
      <text:p text:style-name="P46"><text:span text:style-name="Strong_20_Emphasis">Explanation:</text:span></text:p>
      <text:list xml:id="list4514486475865232133" text:style-name="L20">
        <text:list-item>
          <text:p text:style-name="P43"><text:span text:style-name="Strong_20_Emphasis">Scheduler</text:span>: A simple Node.js script (</text:p>
          <text:p text:style-name="P43"><draw:frame draw:style-name="fr1" draw:name="graphics1" text:anchor-type="as-char" svg:width="0.423cm" svg:height="0.423cm" draw:z-index="0"><draw:image xlink:href="vscode-file://vscode-app/c:/Users/Lenovo/AppData/Local/Programs/Antigravity/resources/app/extensions/theme-symbols/src/icons/files/ts.svg" xlink:type="simple" xlink:show="embed" xlink:actuate="onLoad"/></draw:frame></text:p>
          <text:p text:style-name="P43">scripts/scheduler.ts) runs every minute.</text:p>
        </text:list-item>
        <text:list-item>
          <text:p text:style-name="P43"><text:span text:style-name="Strong_20_Emphasis">Trigger</text:span>: It calls the Next.js API endpoint <text:span text:style-name="Source_20_Text">GET /api/monitors/execute?period=due</text:span>.</text:p>
        </text:list-item>
        <text:list-item>
          <text:p text:style-name="P43"><text:span text:style-name="Strong_20_Emphasis">Executor</text:span>: The </text:p>
          <text:p text:style-name="P43"><draw:frame draw:style-name="fr1" draw:name="graphics2" text:anchor-type="as-char" svg:width="0.423cm" svg:height="0.423cm" draw:z-index="1"><draw:image xlink:href="vscode-file://vscode-app/c:/Users/Lenovo/AppData/Local/Programs/Antigravity/resources/app/extensions/theme-symbols/src/icons/files/ts.svg" xlink:type="simple" xlink:show="embed" xlink:actuate="onLoad"/></draw:frame></text:p>
          <text:p text:style-name="P43">MonitoringExecutor class orchestrates the process.</text:p>
        </text:list-item>
        <text:list-item>
          <text:p text:style-name="P43"><text:span text:style-name="Strong_20_Emphasis">Selection</text:span>: It queries the database for active monitors and filters those whose <text:span text:style-name="Source_20_Text">last_check_time</text:span> + <text:span text:style-name="Source_20_Text">period</text:span> &lt; <text:span text:style-name="Source_20_Text">now</text:span>.</text:p>
        </text:list-item>
        <text:list-item>
          <text:p text:style-name="P47"><text:span text:style-name="Strong_20_Emphasis">Execution</text:span>: It runs checks in parallel (concurrency limited to 10) using the appropriate Checker class for each monitor type.</text:p>
        </text:list-item>
      </text:list>
      <text:p text:style-name="Horizontal_20_Line"/>
      <text:h text:style-name="P4" text:outline-level="3"><text:bookmark text:name="user-content-2-data-flow-how-data-transforms"/><text:span text:style-name="Strong_20_Emphasis">2. Data Flow: How Data Transforms</text:span></text:h>
      <text:p text:style-name="P46">Data flows from the configuration in the database, through the execution engine, and results are branched into Metrics, State, and Alerts.</text:p>
      <text:p text:style-name="P3">[ Monitor Config (DB) ]</text:p>
      <text:p text:style-name="P3"><text:s text:c="7"/>|</text:p>
      <text:p text:style-name="P3"><text:s text:c="7"/>v</text:p>
      <text:p text:style-name="P3"><text:s text:c="3"/>( Execution ) &lt;--- [ External System (Website/Server/API) ]</text:p>
      <text:p text:style-name="P3"><text:s text:c="7"/>|</text:p>
      <text:p text:style-name="P3"><text:s text:c="7"/>v</text:p>
      <text:p text:style-name="P3"><text:s/>[ CheckResult Object ]</text:p>
      <text:p text:style-name="P3"><text:s/>(success, status, value, response_time)</text:p>
      <text:p text:style-name="P3"><text:s text:c="7"/>|</text:p>
      <text:p text:style-name="P3"><text:s text:c="7"/>+-----------------------------------------+</text:p>
      <text:p text:style-name="P3"><text:s text:c="7"/>| <text:s text:c="18"/>| <text:s text:c="20"/>|</text:p>
      <text:p text:style-name="P3"><text:s text:c="7"/>v <text:s text:c="18"/>v <text:s text:c="20"/>v</text:p>
      <text:p text:style-name="P3">[ Metric Store ] <text:s text:c="3"/>[ State Manager ] <text:s text:c="3"/>[ Alert Manager ]</text:p>
      <text:p text:style-name="P3"><text:s text:c="7"/>| <text:s text:c="18"/>| <text:s text:c="20"/>|</text:p>
      <text:p text:style-name="P3"><text:s text:c="7"/>| (1) Insert <text:s text:c="7"/>| (2) Update <text:s text:c="9"/>| (3) Logic</text:p>
      <text:p text:style-name="P3"><text:soft-page-break/><text:s text:c="7"/>v <text:s text:c="18"/>v <text:s text:c="20"/>v</text:p>
      <text:p text:style-name="P3"><text:s/>[ DB: metrics ] <text:s text:c="3"/>[ DB: monitor_states ] <text:s text:c="2"/>[ DB: alerts ]</text:p>
      <text:p text:style-name="P3"><text:s/>(Historical Data) <text:s/>(Current Health) <text:s text:c="8"/>(Incidents)</text:p>
      <text:p text:style-name="P3"><text:s text:c="7"/>| <text:s text:c="18"/>| <text:s text:c="20"/>|</text:p>
      <text:p text:style-name="P3"><text:s text:c="7"/>| <text:s text:c="18"/>| <text:s text:c="20"/>|</text:p>
      <text:p text:style-name="P3"><text:s text:c="7"/>+-------------------+---------------------+</text:p>
      <text:p text:style-name="P3"><text:s text:c="27"/>|</text:p>
      <text:p text:style-name="P3"><text:s text:c="27"/>v</text:p>
      <text:p text:style-name="P2"><text:s text:c="20"/>[ Dashboard UI ]</text:p>
      <text:p text:style-name="P46"><text:span text:style-name="Strong_20_Emphasis">Explanation:</text:span></text:p>
      <text:list xml:id="list2196696239357524485" text:style-name="L21">
        <text:list-item>
          <text:p text:style-name="P44"><text:span text:style-name="Strong_20_Emphasis">Metric Storage</text:span>: Every check result is saved to the <text:span text:style-name="Source_20_Text">metrics</text:span> collection for historical graphing and statistics.</text:p>
        </text:list-item>
        <text:list-item>
          <text:p text:style-name="P44"><text:span text:style-name="Strong_20_Emphasis">State Management</text:span>: The <text:span text:style-name="Source_20_Text">StateManager</text:span> updates the <text:span text:style-name="Source_20_Text">monitor_states</text:span> collection. It tracks:</text:p>
          <text:list>
            <text:list-item>
              <text:p text:style-name="P44"><text:span text:style-name="Source_20_Text">status</text:span> (ok, warning, error)</text:p>
            </text:list-item>
            <text:list-item>
              <text:p text:style-name="P44"><text:span text:style-name="Source_20_Text">consecutive_failures</text:span> (used for alerting thresholds)</text:p>
            </text:list-item>
            <text:list-item>
              <text:p text:style-name="P44"><text:span text:style-name="Source_20_Text">last_check_time</text:span></text:p>
            </text:list-item>
          </text:list>
        </text:list-item>
        <text:list-item>
          <text:p text:style-name="P44"><text:span text:style-name="Strong_20_Emphasis">Alerting</text:span>: The <text:span text:style-name="Source_20_Text">AlertManager</text:span> checks the state:</text:p>
          <text:list>
            <text:list-item>
              <text:p text:style-name="P44"><text:span text:style-name="Strong_20_Emphasis">New Alert</text:span>: If <text:span text:style-name="Source_20_Text">consecutive_failures</text:span> &gt;= threshold, create a new document in <text:span text:style-name="Source_20_Text">alerts</text:span>.</text:p>
            </text:list-item>
            <text:list-item>
              <text:p text:style-name="P48"><text:span text:style-name="Strong_20_Emphasis">Recovery</text:span>: If status returns to 'ok' and an alert was open, mark the alert as resolved.</text:p>
            </text:list-item>
          </text:list>
        </text:list-item>
      </text:list>
      <text:h text:style-name="P4" text:outline-level="3"><text:bookmark text:name="user-content-key-components"/><text:span text:style-name="Strong_20_Emphasis">Key Components</text:span></text:h>
      <text:list xml:id="list3742071810169536893" text:style-name="L22">
        <text:list-item>
          <text:p text:style-name="P45"><text:span text:style-name="Strong_20_Emphasis"><draw:frame draw:style-name="fr1" draw:name="graphics3" text:anchor-type="as-char" svg:width="0.423cm" svg:height="0.423cm" draw:z-index="2"><draw:image xlink:href="vscode-file://vscode-app/c:/Users/Lenovo/AppData/Local/Programs/Antigravity/resources/app/extensions/theme-symbols/src/icons/files/ts.svg" xlink:type="simple" xlink:show="embed" xlink:actuate="onLoad"/></draw:frame></text:span></text:p>
          <text:p text:style-name="P45"><text:span text:style-name="Strong_20_Emphasis">scripts/scheduler.ts</text:span>: The heartbeat of the system.</text:p>
        </text:list-item>
        <text:list-item>
          <text:p text:style-name="P45"><text:span text:style-name="Strong_20_Emphasis"><draw:frame draw:style-name="fr1" draw:name="graphics4" text:anchor-type="as-char" svg:width="0.423cm" svg:height="0.423cm" draw:z-index="3"><draw:image xlink:href="vscode-file://vscode-app/c:/Users/Lenovo/AppData/Local/Programs/Antigravity/resources/app/extensions/theme-symbols/src/icons/files/ts.svg" xlink:type="simple" xlink:show="embed" xlink:actuate="onLoad"/></draw:frame></text:span></text:p>
          <text:p text:style-name="P45"><text:span text:style-name="Strong_20_Emphasis">MonitoringExecutor</text:span>: The brain that coordinates fetching monitors and running checks.</text:p>
        </text:list-item>
        <text:list-item>
          <text:p text:style-name="P45"><text:span text:style-name="Strong_20_Emphasis"><text:span text:style-name="Source_20_Text">CheckerRegistry</text:span></text:span>: A factory that provides the correct logic (e.g., <text:span text:style-name="Source_20_Text">UrlChecker</text:span>, <text:span text:style-name="Source_20_Text">SshChecker</text:span>) for a given monitor type.</text:p>
        </text:list-item>
        <text:list-item>
          <text:p text:style-name="P49"><text:span text:style-name="Strong_20_Emphasis"><text:span text:style-name="Source_20_Text">AlertManager</text:span></text:span>: The decision engine that prevents "alert fatigue" by only notifying after confirmed failures (consecutive checks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hangir Bakhtiari</meta:initial-creator>
    <meta:creation-date>2025-11-20T18:01:54.86</meta:creation-date>
    <dc:date>2025-11-28T15:36:05.19</dc:date>
    <dc:creator>Jahangir Bakhtiari</dc:creator>
    <meta:editing-duration>PT6H38M52S</meta:editing-duration>
    <meta:editing-cycles>4</meta:editing-cycles>
    <meta:generator>OpenOffice/4.1.15$Win32 OpenOffice.org_project/4115m2$Build-9813</meta:generator>
    <meta:document-statistic meta:table-count="0" meta:image-count="4" meta:object-count="0" meta:page-count="18" meta:paragraph-count="601" meta:word-count="2979" meta:character-count="21042"/>
  </office:meta>
</office:document-meta>
</file>